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4.88345238095238cm"/>
    </style:style>
    <style:style style:name="co2" style:family="table-column">
      <style:table-column-properties fo:break-before="auto" style:column-width="2.2527380952381cm"/>
    </style:style>
    <style:style style:name="co3" style:family="table-column">
      <style:table-column-properties fo:break-before="auto" style:column-width="1.81428571428571cm"/>
    </style:style>
    <style:style style:name="ro1" style:family="table-row">
      <style:table-row-properties style:row-height="12.45pt" style:use-optimal-row-height="true" fo:break-before="auto"/>
    </style:style>
    <style:style style:name="ro2" style:family="table-row">
      <style:table-row-properties style:row-height="12.9pt" style:use-optimal-row-height="true" fo:break-before="auto"/>
    </style:style>
    <style:style style:name="ro3" style:family="table-row">
      <style:table-row-properties style:row-height="13.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Sequence</text:p>
          </table:table-cell>
          <table:table-cell office:value-type="string" table:style-name="ce1">
            <text:p>Mutant 1</text:p>
          </table:table-cell>
          <table:table-cell office:value-type="string" table:style-name="ce1">
            <text:p>Mutant 2</text:p>
          </table:table-cell>
          <table:table-cell office:value-type="string" table:style-name="ce1">
            <text:p>Mutant 3</text:p>
          </table:table-cell>
          <table:table-cell office:value-type="string" table:style-name="ce1">
            <text:p>PercentGpA</text:p>
          </table:table-cell>
          <table:table-cell office:value-type="string" table:style-name="ce1">
            <text:p>PercentStd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toxgreen</text:p>
          </table:table-cell>
          <table:table-cell office:value-type="string" table:style-name="ce1">
            <text:p>toxgreen_std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LLLAFLL<text:span text:style-name="T1">T</text:span>VLLLLL<text:span text:style-name="T1">S</text:span>ILILI</text:p>
          </table:table-cell>
          <table:table-cell office:value-type="string" table:style-name="ce2">
            <text:p>LLLLAFLL<text:span text:style-name="T1">V</text:span>VLLLLLSILILI</text:p>
          </table:table-cell>
          <table:table-cell office:value-type="string" table:style-name="ce2">
            <text:p>LLLLAFLL<text:span text:style-name="T1">A</text:span>VLLLLLSILILI</text:p>
          </table:table-cell>
          <table:table-cell office:value-type="string" table:style-name="ce2">
            <text:p>LLLLAFLLTVLLLLL<text:span text:style-name="T1">A</text:span>ILILI</text:p>
          </table:table-cell>
          <table:table-cell office:value-type="float" office:value="0.44805918685481499" table:style-name="ce1">
            <text:p>0.448059187</text:p>
          </table:table-cell>
          <table:table-cell office:value-type="float" office:value="0.23370568515203599" table:style-name="ce1">
            <text:p>0.233705685</text:p>
          </table:table-cell>
          <table:table-cell office:value-type="string" table:style-name="ce1">
            <text:p>L</text:p>
          </table:table-cell>
          <table:table-cell office:value-type="float" office:value="51.166128963488198" table:style-name="ce1">
            <text:p>51.16612896</text:p>
          </table:table-cell>
          <table:table-cell office:value-type="float" office:value="1.4188261456624001" table:style-name="ce1">
            <text:p>1.4188261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LLLVALL<text:span text:style-name="T1">T</text:span>ILFLLL<text:span text:style-name="T1">S</text:span>LLILI</text:p>
          </table:table-cell>
          <table:table-cell office:value-type="string" table:style-name="ce6">
            <text:p>LLLLVALL<text:span text:style-name="T1">V</text:span>ILFLLLSLLILI</text:p>
          </table:table-cell>
          <table:table-cell office:value-type="string" table:style-name="ce6">
            <text:p>LLLLVALL<text:span text:style-name="T1">A</text:span>ILFLLLSLLILI</text:p>
          </table:table-cell>
          <table:table-cell office:value-type="string" table:style-name="ce6">
            <text:p>LLLLVALLTILFLLL<text:span text:style-name="T1">A</text:span>LLILI</text:p>
          </table:table-cell>
          <table:table-cell office:value-type="float" office:value="0.46817812967552103" table:style-name="ce4">
            <text:p>0.46817813</text:p>
          </table:table-cell>
          <table:table-cell office:value-type="float" office:value="2.5700054044688399E-2" table:style-name="ce4">
            <text:p>0.025700054</text:p>
          </table:table-cell>
          <table:table-cell office:value-type="string" table:style-name="ce4">
            <text:p>L</text:p>
          </table:table-cell>
          <table:table-cell office:value-type="float" office:value="73.029092821307202" table:style-name="ce4">
            <text:p>73.02909282</text:p>
          </table:table-cell>
          <table:table-cell office:value-type="float" office:value="4.9596772224221599" table:style-name="ce4">
            <text:p>4.959677222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6">
            <text:p>LLLVALL<text:span text:style-name="T1">T</text:span>ILLALLFSLLILI</text:p>
          </table:table-cell>
          <table:table-cell office:value-type="string" table:style-name="ce6">
            <text:p>LLLVALL<text:span text:style-name="T1">V</text:span>ILLALLFSLLILI</text:p>
          </table:table-cell>
          <table:table-cell office:value-type="string" table:style-name="ce6">
            <text:p>LLLVALL<text:span text:style-name="T1">A</text:span>ILLALLFSLLILI</text:p>
          </table:table-cell>
          <table:table-cell table:style-name="ce4"/>
          <table:table-cell office:value-type="float" office:value="0.41393525416577598" table:style-name="ce4">
            <text:p>0.413935254</text:p>
          </table:table-cell>
          <table:table-cell office:value-type="float" office:value="0.14809460169350899" table:style-name="ce4">
            <text:p>0.148094602</text:p>
          </table:table-cell>
          <table:table-cell office:value-type="string" table:style-name="ce4">
            <text:p>L</text:p>
          </table:table-cell>
          <table:table-cell office:value-type="float" office:value="59.893975355665702" table:style-name="ce4">
            <text:p>59.89397536</text:p>
          </table:table-cell>
          <table:table-cell office:value-type="float" office:value="2.1311422472727801" table:style-name="ce4">
            <text:p>2.131142247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3">
            <text:p>LLLA<text:span text:style-name="T1">T</text:span>LLISLLFTLLVLLILI</text:p>
          </table:table-cell>
          <table:table-cell office:value-type="string" table:style-name="ce3">
            <text:p>LLLA<text:span text:style-name="T1">V</text:span>LLISLLFTLLVLLILI</text:p>
          </table:table-cell>
          <table:table-cell office:value-type="string" table:style-name="ce3">
            <text:p>LLLA<text:span text:style-name="T1">A</text:span>LLISLLFTLLVLLILI</text:p>
          </table:table-cell>
          <table:table-cell table:style-name="ce4"/>
          <table:table-cell office:value-type="float" office:value="0.42605486826654498" table:style-name="ce5">
            <text:p>0.426054868</text:p>
          </table:table-cell>
          <table:table-cell office:value-type="float" office:value="9.4630240081442205E-2" table:style-name="ce5">
            <text:p>0.09463024</text:p>
          </table:table-cell>
          <table:table-cell office:value-type="string" table:style-name="ce5">
            <text:p>R</text:p>
          </table:table-cell>
          <table:table-cell office:value-type="float" office:value="84.501357285996505" table:style-name="ce4">
            <text:p>84.50135729</text:p>
          </table:table-cell>
          <table:table-cell office:value-type="float" office:value="4.2926985823244603" table:style-name="ce4">
            <text:p>4.292698582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3">
            <text:p>LLLL<text:span text:style-name="T1">T</text:span>LLVALL<text:span text:style-name="T1">S</text:span>TLLIFLILI</text:p>
          </table:table-cell>
          <table:table-cell office:value-type="string" table:style-name="ce3">
            <text:p>LLLL<text:span text:style-name="T1">V</text:span>LLVALLSTLLIFLILI</text:p>
          </table:table-cell>
          <table:table-cell office:value-type="string" table:style-name="ce3">
            <text:p>LLLL<text:span text:style-name="T1">A</text:span>LLVALLSTLLIFLILI</text:p>
          </table:table-cell>
          <table:table-cell office:value-type="string" table:style-name="ce3">
            <text:p>LLLLTLLVALL<text:span text:style-name="T1">A</text:span>TLLIFLILI</text:p>
          </table:table-cell>
          <table:table-cell office:value-type="float" office:value="0.40006331219506103" table:style-name="ce5">
            <text:p>0.400063312</text:p>
          </table:table-cell>
          <table:table-cell office:value-type="float" office:value="3.39616011731598E-2" table:style-name="ce5">
            <text:p>0.033961601</text:p>
          </table:table-cell>
          <table:table-cell office:value-type="string" table:style-name="ce5">
            <text:p>R</text:p>
          </table:table-cell>
          <table:table-cell office:value-type="float" office:value="35.957419593240502" table:style-name="ce4">
            <text:p>35.95741959</text:p>
          </table:table-cell>
          <table:table-cell office:value-type="float" office:value="13.393818094854399" table:style-name="ce4">
            <text:p>13.39381809</text:p>
          </table:table-cell>
          <table:table-cell table:number-columns-repeated="16375" table:style-name="ce4"/>
        </table:table-row>
        <table:table-row table:style-name="ro3">
          <table:table-cell office:value-type="string" table:style-name="ce2">
            <text:p>LLLYALL<text:span text:style-name="T1">T</text:span>TLL<text:span text:style-name="T1">S</text:span>VLLFLLILI</text:p>
          </table:table-cell>
          <table:table-cell office:value-type="string" table:style-name="ce2">
            <text:p>LLLYALL<text:span text:style-name="T1">V</text:span>TLLSVLLFLLILI</text:p>
          </table:table-cell>
          <table:table-cell office:value-type="string" table:style-name="ce2">
            <text:p>LLLYALL<text:span text:style-name="T1">A</text:span>TLLSVLLFLLILI</text:p>
          </table:table-cell>
          <table:table-cell office:value-type="string" table:style-name="ce2">
            <text:p>LLLYALLTTLL<text:span text:style-name="T1">A</text:span>VLLFLLILI</text:p>
          </table:table-cell>
          <table:table-cell office:value-type="float" office:value="0.44014436302903398" table:style-name="ce1">
            <text:p>0.440144363</text:p>
          </table:table-cell>
          <table:table-cell office:value-type="float" office:value="7.4168599067693797E-2" table:style-name="ce1">
            <text:p>0.074168599</text:p>
          </table:table-cell>
          <table:table-cell office:value-type="string" table:style-name="ce1">
            <text:p>R</text:p>
          </table:table-cell>
          <table:table-cell office:value-type="float" office:value="79.275450888986697" table:style-name="ce1">
            <text:p>79.27545089</text:p>
          </table:table-cell>
          <table:table-cell office:value-type="float" office:value="1.3355976014659601" table:style-name="ce1">
            <text:p>1.3355976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1G2</text:p>
          </table:table-cell>
          <table:table-cell office:value-type="string" table:style-name="ce2">
            <text:p>CAVVVGVGLIVGFAVGL</text:p>
          </table:table-cell>
          <table:table-cell table:number-columns-repeated="2" table:style-name="ce1"/>
          <table:table-cell office:value-type="float" office:value="0.24766270091327652" table:style-name="ce1">
            <text:p>0.247662701</text:p>
          </table:table-cell>
          <table:table-cell office:value-type="float" office:value="2.3446345626744899E-2" table:style-name="ce1">
            <text:p>0.023446346</text:p>
          </table:table-cell>
          <table:table-cell table:style-name="ce1"/>
          <table:table-cell office:value-type="float" office:value="22.522420090675201" table:style-name="ce1">
            <text:p>22.52242009</text:p>
          </table:table-cell>
          <table:table-cell office:value-type="float" office:value="0.57194244314473797" table:style-name="ce1">
            <text:p>0.5719424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12</text:p>
          </table:table-cell>
          <table:table-cell office:value-type="string" table:style-name="ce1">
            <text:p>VVIIAIVCCVVGTSLVWVVII</text:p>
          </table:table-cell>
          <table:table-cell table:number-columns-repeated="2" table:style-name="ce1"/>
          <table:table-cell office:value-type="float" office:value="0.58727384340382449" table:style-name="ce1">
            <text:p>0.587273843</text:p>
          </table:table-cell>
          <table:table-cell office:value-type="float" office:value="5.9786721327129901E-2" table:style-name="ce1">
            <text:p>0.059786721</text:p>
          </table:table-cell>
          <table:table-cell table:style-name="ce1"/>
          <table:table-cell office:value-type="float" office:value="47.847529170989503" table:style-name="ce1">
            <text:p>47.84752917</text:p>
          </table:table-cell>
          <table:table-cell office:value-type="float" office:value="0.65128230970801104" table:style-name="ce1">
            <text:p>0.651282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1</text:p>
          </table:table-cell>
          <table:table-cell office:value-type="string" table:style-name="ce1">
            <text:p>FHMIAVGLSSSILGCLITLLV</text:p>
          </table:table-cell>
          <table:table-cell table:number-columns-repeated="2" table:style-name="ce1"/>
          <table:table-cell office:value-type="float" office:value="1.3252625912751199" table:style-name="ce1">
            <text:p>1.325262591</text:p>
          </table:table-cell>
          <table:table-cell office:value-type="float" office:value="2.8817433070064648E-2" table:style-name="ce1">
            <text:p>0.028817433</text:p>
          </table:table-cell>
          <table:table-cell table:style-name="ce1"/>
          <table:table-cell office:value-type="float" office:value="138.39769190318401" table:style-name="ce1">
            <text:p>138.3976919</text:p>
          </table:table-cell>
          <table:table-cell office:value-type="float" office:value="10.2810081143896" table:style-name="ce1">
            <text:p>10.281008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11</text:p>
          </table:table-cell>
          <table:table-cell office:value-type="string" table:style-name="ce1">
            <text:p>GIYFVLGVCFGLLLTLCLLVI</text:p>
          </table:table-cell>
          <table:table-cell table:number-columns-repeated="2" table:style-name="ce1"/>
          <table:table-cell office:value-type="float" office:value="0.91437216422558198" table:style-name="ce1">
            <text:p>0.914372164</text:p>
          </table:table-cell>
          <table:table-cell office:value-type="float" office:value="5.6849344446270295E-2" table:style-name="ce1">
            <text:p>0.056849344</text:p>
          </table:table-cell>
          <table:table-cell table:style-name="ce1"/>
          <table:table-cell office:value-type="float" office:value="140.80527564986201" table:style-name="ce1">
            <text:p>140.8052756</text:p>
          </table:table-cell>
          <table:table-cell office:value-type="float" office:value="2.3902268815446299" table:style-name="ce1">
            <text:p>2.3902268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7</text:p>
          </table:table-cell>
          <table:table-cell office:value-type="string" table:style-name="ce1">
            <text:p>IIVAMTAVGGSICVMLVVICL</text:p>
          </table:table-cell>
          <table:table-cell table:number-columns-repeated="2" table:style-name="ce1"/>
          <table:table-cell office:value-type="float" office:value="0.52563216127854839" table:style-name="ce1">
            <text:p>0.525632161</text:p>
          </table:table-cell>
          <table:table-cell office:value-type="float" office:value="6.6181378177780845E-2" table:style-name="ce1">
            <text:p>0.066181378</text:p>
          </table:table-cell>
          <table:table-cell table:style-name="ce1"/>
          <table:table-cell office:value-type="float" office:value="48.697431815920702" table:style-name="ce1">
            <text:p>48.69743182</text:p>
          </table:table-cell>
          <table:table-cell office:value-type="float" office:value="2.1231927360802998" table:style-name="ce1">
            <text:p>2.1231927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pA</text:p>
          </table:table-cell>
          <table:table-cell office:value-type="string" table:style-name="ce1">
            <text:p>LIIFGVMAGVIG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071345803626954E-2" table:style-name="ce1">
            <text:p>0.04307134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.844771231295899" table:style-name="ce1">
            <text:p>10.844771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83I</text:p>
          </table:table-cell>
          <table:table-cell office:value-type="string" table:style-name="ce1">
            <text:p>LIIFGVMAIVIGT</text:p>
          </table:table-cell>
          <table:table-cell table:number-columns-repeated="2" table:style-name="ce1"/>
          <table:table-cell office:value-type="float" office:value="0.14091790979301419" table:style-name="ce1">
            <text:p>0.14091791</text:p>
          </table:table-cell>
          <table:table-cell office:value-type="float" office:value="3.7179156650942298E-2" table:style-name="ce1">
            <text:p>0.037179157</text:p>
          </table:table-cell>
          <table:table-cell table:style-name="ce1"/>
          <table:table-cell office:value-type="float" office:value="25.632097326644001" table:style-name="ce1">
            <text:p>25.63209733</text:p>
          </table:table-cell>
          <table:table-cell office:value-type="float" office:value="0.66945234667378894" table:style-name="ce1">
            <text:p>0.66945234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2" draw:id="id1" draw:style-name="a1" draw:name="Chart 3" svg:x="1.80059in" svg:y="0.0922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2" svg:x="1.77678in" svg:y="0.02678in" svg:width="5in" svg:height="3.0059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R Controls</text:p>
          </table:table-cell>
          <table:table-cell office:value-type="string" table:style-name="ce1">
            <text:p>Sequence</text:p>
          </table:table-cell>
          <table:table-cell table:number-columns-repeated="2" table:style-name="ce1"/>
          <table:table-cell office:value-type="string" table:style-name="ce1">
            <text:p>PercentGpA</text:p>
          </table:table-cell>
          <table:table-cell office:value-type="string" table:style-name="ce1">
            <text:p>PercentSt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1G2</text:p>
          </table:table-cell>
          <table:table-cell office:value-type="string" table:style-name="ce2">
            <text:p>CAVVVGVGLIVGFAVGL</text:p>
          </table:table-cell>
          <table:table-cell table:number-columns-repeated="2" table:style-name="ce1"/>
          <table:table-cell office:value-type="float" office:value="0.27475792773548202" table:style-name="ce1">
            <text:p>0.274757928</text:p>
          </table:table-cell>
          <table:table-cell office:value-type="float" office:value="1.2503735378257099E-2" table:style-name="ce1">
            <text:p>0.0125037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12</text:p>
          </table:table-cell>
          <table:table-cell office:value-type="string" table:style-name="ce1">
            <text:p>VVIIAIVCCVVGTSLVWVVII</text:p>
          </table:table-cell>
          <table:table-cell table:number-columns-repeated="2" table:style-name="ce1"/>
          <table:table-cell office:value-type="float" office:value="0.59131356146347103" table:style-name="ce1">
            <text:p>0.591313561</text:p>
          </table:table-cell>
          <table:table-cell office:value-type="float" office:value="6.3225177781008904E-2" table:style-name="ce1">
            <text:p>0.0632251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1</text:p>
          </table:table-cell>
          <table:table-cell office:value-type="string" table:style-name="ce1">
            <text:p>FHMIAVGLSSSILGCLITLLV</text:p>
          </table:table-cell>
          <table:table-cell table:number-columns-repeated="2" table:style-name="ce1"/>
          <table:table-cell office:value-type="float" office:value="1.33947064355426" table:style-name="ce1">
            <text:p>1.339470644</text:p>
          </table:table-cell>
          <table:table-cell office:value-type="float" office:value="3.1505558354219997E-2" table:style-name="ce1">
            <text:p>0.0315055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11</text:p>
          </table:table-cell>
          <table:table-cell office:value-type="string" table:style-name="ce1">
            <text:p>GIYFVLGVCFGLLLTLCLLVI</text:p>
          </table:table-cell>
          <table:table-cell table:number-columns-repeated="2" table:style-name="ce1"/>
          <table:table-cell office:value-type="float" office:value="0.87391829977222102" table:style-name="ce1">
            <text:p>0.8739183</text:p>
          </table:table-cell>
          <table:table-cell office:value-type="float" office:value="4.02042674876689E-2" table:style-name="ce1">
            <text:p>0.0402042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7</text:p>
          </table:table-cell>
          <table:table-cell office:value-type="string" table:style-name="ce1">
            <text:p>IIVAMTAVGGSICVMLVVICL</text:p>
          </table:table-cell>
          <table:table-cell table:number-columns-repeated="2" table:style-name="ce1"/>
          <table:table-cell office:value-type="float" office:value="0.54801003367798695" table:style-name="ce1">
            <text:p>0.548010034</text:p>
          </table:table-cell>
          <table:table-cell office:value-type="float" office:value="4.966462725075E-2" table:style-name="ce1">
            <text:p>0.049664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pA</text:p>
          </table:table-cell>
          <table:table-cell office:value-type="string" table:style-name="ce1">
            <text:p>LIIFGVMAGVIG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74541145959997E-2" table:style-name="ce1">
            <text:p>0.0474541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83I</text:p>
          </table:table-cell>
          <table:table-cell office:value-type="string" table:style-name="ce1">
            <text:p>LIIFGVMAIVIGT</text:p>
          </table:table-cell>
          <table:table-cell table:number-columns-repeated="2" table:style-name="ce1"/>
          <table:table-cell office:value-type="float" office:value="0.195317497359942" table:style-name="ce1">
            <text:p>0.195317497</text:p>
          </table:table-cell>
          <table:table-cell office:value-type="float" office:value="2.93168076228103E-2" table:style-name="ce1">
            <text:p>0.02931680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 Control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1G2</text:p>
          </table:table-cell>
          <table:table-cell office:value-type="string" table:style-name="ce2">
            <text:p>CAVVVGVGLIVGFAVGL</text:p>
          </table:table-cell>
          <table:table-cell table:number-columns-repeated="2" table:style-name="ce1"/>
          <table:table-cell office:value-type="float" office:value="0.220567474091071" table:style-name="ce1">
            <text:p>0.220567474</text:p>
          </table:table-cell>
          <table:table-cell office:value-type="float" office:value="3.4388955875232698E-2" table:style-name="ce1">
            <text:p>0.0343889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12</text:p>
          </table:table-cell>
          <table:table-cell office:value-type="string" table:style-name="ce1">
            <text:p>VVIIAIVCCVVGTSLVWVVII</text:p>
          </table:table-cell>
          <table:table-cell table:number-columns-repeated="2" table:style-name="ce1"/>
          <table:table-cell office:value-type="float" office:value="0.58323412534417796" table:style-name="ce1">
            <text:p>0.583234125</text:p>
          </table:table-cell>
          <table:table-cell office:value-type="float" office:value="5.6348264873250897E-2" table:style-name="ce1">
            <text:p>0.0563482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1</text:p>
          </table:table-cell>
          <table:table-cell office:value-type="string" table:style-name="ce1">
            <text:p>FHMIAVGLSSSILGCLITLLV</text:p>
          </table:table-cell>
          <table:table-cell table:number-columns-repeated="2" table:style-name="ce1"/>
          <table:table-cell office:value-type="float" office:value="1.31105453899598" table:style-name="ce1">
            <text:p>1.311054539</text:p>
          </table:table-cell>
          <table:table-cell office:value-type="float" office:value="2.61293077859093E-2" table:style-name="ce1">
            <text:p>0.0261293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11</text:p>
          </table:table-cell>
          <table:table-cell office:value-type="string" table:style-name="ce1">
            <text:p>GIYFVLGVCFGLLLTLCLLVI</text:p>
          </table:table-cell>
          <table:table-cell table:number-columns-repeated="2" table:style-name="ce1"/>
          <table:table-cell office:value-type="float" office:value="0.95482602867894295" table:style-name="ce1">
            <text:p>0.954826029</text:p>
          </table:table-cell>
          <table:table-cell office:value-type="float" office:value="7.3494421404871696E-2" table:style-name="ce1">
            <text:p>0.073494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7</text:p>
          </table:table-cell>
          <table:table-cell office:value-type="string" table:style-name="ce1">
            <text:p>IIVAMTAVGGSICVMLVVICL</text:p>
          </table:table-cell>
          <table:table-cell table:number-columns-repeated="2" table:style-name="ce1"/>
          <table:table-cell office:value-type="float" office:value="0.50325428887910995" table:style-name="ce1">
            <text:p>0.503254289</text:p>
          </table:table-cell>
          <table:table-cell office:value-type="float" office:value="8.2698129104811696E-2" table:style-name="ce1">
            <text:p>0.0826981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pA</text:p>
          </table:table-cell>
          <table:table-cell office:value-type="string" table:style-name="ce1">
            <text:p>LIIFGVMAGVIG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8688577011254201E-2" table:style-name="ce1">
            <text:p>0.0386885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83I</text:p>
          </table:table-cell>
          <table:table-cell office:value-type="string" table:style-name="ce1">
            <text:p>LIIFGVMAIVIGT</text:p>
          </table:table-cell>
          <table:table-cell table:number-columns-repeated="2" table:style-name="ce1"/>
          <table:table-cell office:value-type="float" office:value="8.6518322226086394E-2" table:style-name="ce1">
            <text:p>0.086518322</text:p>
          </table:table-cell>
          <table:table-cell office:value-type="float" office:value="4.5041505679074299E-2" table:style-name="ce1">
            <text:p>0.045041506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d controls</text:p>
          </table:table-cell>
          <table:table-cell table:number-columns-repeated="6" table:style-name="ce1"/>
          <table:table-cell office:value-type="string" table:style-name="ce1">
            <text:p>toxgreen</text:p>
          </table:table-cell>
          <table:table-cell office:value-type="string" table:style-name="ce1">
            <text:p>toxgreen_std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1G2</text:p>
          </table:table-cell>
          <table:table-cell office:value-type="string" table:style-name="ce2">
            <text:p>CAVVVGVGLIVGFAVGL</text:p>
          </table:table-cell>
          <table:table-cell table:number-columns-repeated="2" table:style-name="ce1"/>
          <table:table-cell office:value-type="float" office:value="0.24766270091327652" table:formula="of:=([.E36]+[.E45])/2" table:style-name="ce1">
            <text:p>0.247662701</text:p>
          </table:table-cell>
          <table:table-cell office:value-type="float" office:value="2.3446345626744899E-2" table:formula="of:=([.F36]+[.F45])/2" table:style-name="ce1">
            <text:p>0.023446346</text:p>
          </table:table-cell>
          <table:table-cell table:style-name="ce1"/>
          <table:table-cell office:value-type="float" office:value="22.522420090675201" table:style-name="ce1">
            <text:p>22.52242009</text:p>
          </table:table-cell>
          <table:table-cell office:value-type="float" office:value="0.57194244314473797" table:style-name="ce1">
            <text:p>0.5719424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12</text:p>
          </table:table-cell>
          <table:table-cell office:value-type="string" table:style-name="ce1">
            <text:p>VVIIAIVCCVVGTSLVWVVII</text:p>
          </table:table-cell>
          <table:table-cell table:number-columns-repeated="2" table:style-name="ce1"/>
          <table:table-cell office:value-type="float" office:value="0.58727384340382449" table:formula="of:=([.E37]+[.E46])/2" table:style-name="ce1">
            <text:p>0.587273843</text:p>
          </table:table-cell>
          <table:table-cell office:value-type="float" office:value="5.9786721327129901E-2" table:formula="of:=([.F37]+[.F46])/2" table:style-name="ce1">
            <text:p>0.059786721</text:p>
          </table:table-cell>
          <table:table-cell table:style-name="ce1"/>
          <table:table-cell office:value-type="float" office:value="47.847529170989503" table:style-name="ce1">
            <text:p>47.84752917</text:p>
          </table:table-cell>
          <table:table-cell office:value-type="float" office:value="0.65128230970801104" table:style-name="ce1">
            <text:p>0.651282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1</text:p>
          </table:table-cell>
          <table:table-cell office:value-type="string" table:style-name="ce1">
            <text:p>FHMIAVGLSSSILGCLITLLV</text:p>
          </table:table-cell>
          <table:table-cell table:number-columns-repeated="2" table:style-name="ce1"/>
          <table:table-cell office:value-type="float" office:value="1.3252625912751199" table:formula="of:=([.E38]+[.E47])/2" table:style-name="ce1">
            <text:p>1.325262591</text:p>
          </table:table-cell>
          <table:table-cell office:value-type="float" office:value="2.8817433070064648E-2" table:formula="of:=([.F38]+[.F47])/2" table:style-name="ce1">
            <text:p>0.028817433</text:p>
          </table:table-cell>
          <table:table-cell table:style-name="ce1"/>
          <table:table-cell office:value-type="float" office:value="138.39769190318401" table:style-name="ce1">
            <text:p>138.3976919</text:p>
          </table:table-cell>
          <table:table-cell office:value-type="float" office:value="10.2810081143896" table:style-name="ce1">
            <text:p>10.281008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11</text:p>
          </table:table-cell>
          <table:table-cell office:value-type="string" table:style-name="ce1">
            <text:p>GIYFVLGVCFGLLLTLCLLVI</text:p>
          </table:table-cell>
          <table:table-cell table:number-columns-repeated="2" table:style-name="ce1"/>
          <table:table-cell office:value-type="float" office:value="0.91437216422558198" table:formula="of:=([.E39]+[.E48])/2" table:style-name="ce1">
            <text:p>0.914372164</text:p>
          </table:table-cell>
          <table:table-cell office:value-type="float" office:value="5.6849344446270295E-2" table:formula="of:=([.F39]+[.F48])/2" table:style-name="ce1">
            <text:p>0.056849344</text:p>
          </table:table-cell>
          <table:table-cell table:style-name="ce1"/>
          <table:table-cell office:value-type="float" office:value="140.80527564986201" table:style-name="ce1">
            <text:p>140.8052756</text:p>
          </table:table-cell>
          <table:table-cell office:value-type="float" office:value="2.3902268815446299" table:style-name="ce1">
            <text:p>2.3902268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H7</text:p>
          </table:table-cell>
          <table:table-cell office:value-type="string" table:style-name="ce1">
            <text:p>IIVAMTAVGGSICVMLVVICL</text:p>
          </table:table-cell>
          <table:table-cell table:number-columns-repeated="2" table:style-name="ce1"/>
          <table:table-cell office:value-type="float" office:value="0.52563216127854839" table:formula="of:=([.E40]+[.E49])/2" table:style-name="ce1">
            <text:p>0.525632161</text:p>
          </table:table-cell>
          <table:table-cell office:value-type="float" office:value="6.6181378177780845E-2" table:formula="of:=([.F40]+[.F49])/2" table:style-name="ce1">
            <text:p>0.066181378</text:p>
          </table:table-cell>
          <table:table-cell table:style-name="ce1"/>
          <table:table-cell office:value-type="float" office:value="48.697431815920702" table:style-name="ce1">
            <text:p>48.69743182</text:p>
          </table:table-cell>
          <table:table-cell office:value-type="float" office:value="2.1231927360802998" table:style-name="ce1">
            <text:p>2.1231927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pA</text:p>
          </table:table-cell>
          <table:table-cell office:value-type="string" table:style-name="ce1">
            <text:p>LIIFGVMAGVIGT</text:p>
          </table:table-cell>
          <table:table-cell table:number-columns-repeated="2" table:style-name="ce1"/>
          <table:table-cell office:value-type="float" office:value="1" table:formula="of:=([.E41]+[.E50])/2" table:style-name="ce1">
            <text:p>1</text:p>
          </table:table-cell>
          <table:table-cell office:value-type="float" office:value="4.3071345803626954E-2" table:formula="of:=([.F41]+[.F50])/2" table:style-name="ce1">
            <text:p>0.04307134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.844771231295899" table:style-name="ce1">
            <text:p>10.844771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83I</text:p>
          </table:table-cell>
          <table:table-cell office:value-type="string" table:style-name="ce1">
            <text:p>LIIFGVMAIVIGT</text:p>
          </table:table-cell>
          <table:table-cell table:number-columns-repeated="2" table:style-name="ce1"/>
          <table:table-cell office:value-type="float" office:value="0.14091790979301419" table:formula="of:=([.E42]+[.E51])/2" table:style-name="ce1">
            <text:p>0.14091791</text:p>
          </table:table-cell>
          <table:table-cell office:value-type="float" office:value="3.7179156650942298E-2" table:formula="of:=([.F42]+[.F51])/2" table:style-name="ce1">
            <text:p>0.037179157</text:p>
          </table:table-cell>
          <table:table-cell table:style-name="ce1"/>
          <table:table-cell office:value-type="float" office:value="25.632097326644001" table:style-name="ce1">
            <text:p>25.63209733</text:p>
          </table:table-cell>
          <table:table-cell office:value-type="float" office:value="0.66945234667378894" table:style-name="ce1">
            <text:p>0.66945234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nce the reconstructed values use individual transformations for each, I averaged the reconstructions for all the controls from left and right since this data shows both.</text:p>
          </table:table-cell>
          <table:table-cell table:number-columns-repeated="16383" table:style-name="ce1"/>
        </table:table-row>
        <table:table-row table:number-rows-repeated="1048514" table:style-name="ro1">
          <table:table-cell table:number-columns-repeated="16384"/>
        </table:table-row>
      </table:table>
      <table:database-ranges>
        <table:database-range table:target-range-address="Sheet1.A1:Sheet1.I1048570" table:name="__Anonymous_Sheet_DB__0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Gilbert Loiseau</meta:initial-creator>
    <dc:creator>GILBERT LOISEAU</dc:creator>
    <meta:creation-date>2024-02-21T13:37:48Z</meta:creation-date>
    <dc:date>2024-03-27T22:11:33Z</dc:date>
    <meta:editing-cycles>2</meta:editing-cycles>
    <meta:editing-duration>PT10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E00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0.5" chart:minimum="0.35" chart:interval-major="0.0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error-lower-range="Sheet1.$I$2:.$I$7" chart:error-upper-range="Sheet1.$I$2:.$I$7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Sheet1.$I$2:.$I$7" chart:error-upper-range="Sheet1.$I$2:.$I$7"/>
      <style:graphic-properties draw:fill="none" draw:stroke="none"/>
    </style:style>
  </office:automatic-styles>
  <office:body>
    <office:chart>
      <chart:chart chart:class="chart:scatter" svg:height="216.4285826771654pt" svg:width="360.0pt" chart:style-name="Crt0">
        <chart:title chart:style-name="CT00">
          <text:p text:style-name="a0" text:class-names="" text:cond-style-name="">TOXGREEN vs Sort-Seq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ort-Seq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OXGREEN</text:p>
            </chart:title>
            <chart:grid chart:class="major" chart:style-name="GMa1"/>
          </chart:axis>
          <chart:series chart:label-cell-address="Sheet1.$H$1" chart:values-cell-range-address="Sheet1.$H$2:.$H$7" chart:class="chart:scatter" chart:attached-axis="primary-y" chart:style-name="G0S0">
            <chart:domain table:cell-range-address="Sheet1.$E$2:.$E$7"/>
            <chart:regression-curve chart:style-name="T000">
              <chart:equation chart:automatic-content="true" chart:display-equation="true" chart:display-r-square="true" svg:x="9.0pt" svg:y="6.000472440944881pt" chart:style-name="TL000"/>
            </chart:regression-curve>
            <chart:error-indicator chart:style-name="E0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E00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error-lower-range="Sheet1.$I$2:.$I$14" chart:error-upper-range="Sheet1.$I$2:.$I$14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Sheet1.$I$2:.$I$14" chart:error-upper-range="Sheet1.$I$2:.$I$14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OXGREEN vs Sort-Seq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ort-Seq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OXGREEN</text:p>
            </chart:title>
            <chart:grid chart:class="major" chart:style-name="GMa1"/>
          </chart:axis>
          <chart:series chart:label-cell-address="Sheet1.$H$1" chart:values-cell-range-address="Sheet1.$H$2:.$H$14" chart:class="chart:scatter" chart:attached-axis="primary-y" chart:style-name="G0S0">
            <chart:domain table:cell-range-address="Sheet1.$E$2:.$E$14"/>
            <chart:regression-curve chart:style-name="T000">
              <chart:equation chart:automatic-content="true" chart:display-equation="false" chart:display-r-square="false" chart:style-name="TL000"/>
            </chart:regression-curve>
            <chart:error-indicator chart:style-name="E00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